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4eb" officeooo:paragraph-rsid="00003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take dump</text:p>
      <text:p text:style-name="P1">- mysqldump -u username -p -h hostname databasename table name &gt; filename.sql</text:p>
      <text:p text:style-name="P1">to restor back</text:p>
      <text:p text:style-name="P1">-mysql -u username -p -h hostname dbname &lt; filename.sq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8:02:20.222700512</meta:creation-date>
    <dc:date>2015-08-25T18:05:03.493843560</dc:date>
    <dc:creator>Sajan Shakya</dc:creator>
    <meta:editing-duration>PT1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28" meta:character-count="162" meta:non-whitespace-character-count="138"/>
  </office:meta>
</office:document-meta>
</file>